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 Times New Roman" svg:font-family="'Times New Roman'" style:font-family-generic="roman"/>
    <style:font-face style:name=" Times New Roman," svg:font-family="'Times New Roman,'" style:font-family-generic="roman"/>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face style:name="Times New Roman1" svg:font-family="'Times New Roman'" style:font-family-generic="roman" style:font-pitch="variable"/>
    <style:font-face style:name="Times new Roman" svg:font-family="'Times new Roman'" style:font-family-generic="roman"/>
    <style:font-face style:name="times new roman" svg:font-family="'times new roman'" style:font-family-generic="roman"/>
  </office:font-face-decls>
  <office:automatic-styles>
    <style:style style:name="P1" style:family="paragraph" style:parent-style-name="Standard">
      <style:paragraph-properties fo:text-align="center" style:justify-single-word="false"/>
      <style:text-properties officeooo:rsid="001265bc" officeooo:paragraph-rsid="0016933f"/>
    </style:style>
    <style:style style:name="P2" style:family="paragraph" style:parent-style-name="Standard">
      <style:paragraph-properties fo:text-align="start" style:justify-single-word="false"/>
      <style:text-properties officeooo:rsid="001265bc" officeooo:paragraph-rsid="0016933f"/>
    </style:style>
    <style:style style:name="P3" style:family="paragraph" style:parent-style-name="Standard">
      <style:paragraph-properties fo:text-align="center" style:justify-single-word="false"/>
      <style:text-properties style:font-name="Times New Roman1" officeooo:rsid="001265bc" officeooo:paragraph-rsid="0016933f"/>
    </style:style>
    <style:style style:name="P4" style:family="paragraph" style:parent-style-name="Standard">
      <style:paragraph-properties fo:text-align="center" style:justify-single-word="false"/>
      <style:text-properties style:font-name="Times New Roman1" fo:font-size="14pt" fo:font-weight="bold" officeooo:rsid="0020a1bd" officeooo:paragraph-rsid="0020a1bd"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Times New Roman1" fo:font-size="14pt" fo:font-weight="bold" officeooo:rsid="0021e1a0" officeooo:paragraph-rsid="0021e1a0"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Times New Roman1" fo:font-size="26pt" fo:font-weight="bold" officeooo:rsid="001265bc" officeooo:paragraph-rsid="0016933f" style:font-size-asian="26pt" style:font-weight-asian="bold" style:font-size-complex="26pt" style:font-weight-complex="bold"/>
    </style:style>
    <style:style style:name="P7"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style:font-name="Times New Roman1" officeooo:rsid="0019188f" officeooo:paragraph-rsid="001729da"/>
    </style:style>
    <style:style style:name="P8" style:family="paragraph" style:parent-style-name="Standard">
      <style:paragraph-properties fo:text-align="center" style:justify-single-word="false"/>
      <style:text-properties style:font-name="Times New Roman1" fo:font-size="16pt" fo:font-weight="bold" officeooo:rsid="001265bc" officeooo:paragraph-rsid="0016933f" style:font-size-asian="16pt" style:font-weight-asian="bold" style:font-size-complex="16pt" style:font-weight-complex="bold"/>
    </style:style>
    <style:style style:name="P9" style:family="paragraph" style:parent-style-name="Text_20_body">
      <style:paragraph-properties fo:text-align="center" style:justify-single-word="false"/>
      <style:text-properties style:font-name="Times New Roman1"/>
    </style:style>
    <style:style style:name="P10" style:family="paragraph" style:parent-style-name="Standard">
      <style:paragraph-properties fo:text-align="start" style:justify-single-word="false"/>
      <style:text-properties fo:font-size="14pt" fo:font-weight="bold" officeooo:rsid="001265bc" officeooo:paragraph-rsid="0016933f" style:font-size-asian="14pt" style:font-weight-asian="bold" style:font-size-complex="14pt" style:font-weight-complex="bold"/>
    </style:style>
    <style:style style:name="P11" style:family="paragraph" style:parent-style-name="Standard">
      <style:paragraph-properties fo:text-align="center" style:justify-single-word="false" fo:break-before="page"/>
      <style:text-properties fo:font-size="14pt" fo:font-weight="bold" officeooo:rsid="001265bc" officeooo:paragraph-rsid="0016933f"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officeooo:rsid="001265bc" officeooo:paragraph-rsid="0016933f"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4pt" fo:font-weight="normal" officeooo:rsid="0021e1a0" officeooo:paragraph-rsid="0021e1a0" style:font-size-asian="14pt" style:font-weight-asian="normal" style:font-size-complex="14pt" style:font-weight-complex="normal"/>
    </style:style>
    <style:style style:name="P14" style:family="paragraph" style:parent-style-name="Standard">
      <style:paragraph-properties fo:margin-left="0cm" fo:margin-right="0cm" fo:margin-top="0cm" fo:margin-bottom="0cm" style:contextual-spacing="false" fo:text-align="justify" style:justify-single-word="false" fo:orphans="2" fo:widows="2" fo:text-indent="0cm" style:auto-text-indent="false"/>
      <style:text-properties officeooo:paragraph-rsid="0016933f"/>
    </style:style>
    <style:style style:name="P15" style:family="paragraph" style:parent-style-name="Text_20_body">
      <style:paragraph-properties fo:text-align="center" style:justify-single-word="false"/>
    </style:style>
    <style:style style:name="P16" style:family="paragraph" style:parent-style-name="Standard">
      <style:paragraph-properties fo:text-align="center" style:justify-single-word="false"/>
      <style:text-properties fo:color="#000000" loext:opacity="100%" style:font-name="Times New Roman1" fo:font-size="14pt" fo:font-weight="bold" officeooo:rsid="0020a1bd" officeooo:paragraph-rsid="0020a1bd" fo:background-color="transparent" style:font-size-asian="14pt" style:font-weight-asian="bold" style:font-size-complex="14pt" style:font-weight-complex="bold"/>
    </style:style>
    <style:style style:name="P17" style:family="paragraph" style:parent-style-name="Standard">
      <style:paragraph-properties fo:text-align="center" style:justify-single-word="false"/>
      <style:text-properties style:font-name="Times new Roman" officeooo:rsid="001265bc" officeooo:paragraph-rsid="0016933f"/>
    </style:style>
    <style:style style:name="P18" style:family="paragraph" style:parent-style-name="Standard">
      <style:paragraph-properties fo:text-align="center" style:justify-single-word="false"/>
      <style:text-properties style:font-name="Times new Roman" officeooo:rsid="001265bc" officeooo:paragraph-rsid="0021e1a0"/>
    </style:style>
    <style:style style:name="P19" style:family="paragraph" style:parent-style-name="Standard">
      <style:paragraph-properties fo:text-align="center" style:justify-single-word="false"/>
      <style:text-properties fo:text-transform="uppercase" style:font-name="Times New Roman1" fo:font-size="16pt" fo:font-weight="bold" officeooo:rsid="001265bc" officeooo:paragraph-rsid="0021e1a0" style:font-size-asian="16pt" style:font-weight-asian="bold" style:font-size-complex="16pt" style:font-weight-complex="bold"/>
    </style:style>
    <style:style style:name="P20" style:family="paragraph" style:parent-style-name="Standard">
      <style:paragraph-properties fo:margin-top="0cm" fo:margin-bottom="0cm" style:contextual-spacing="false" fo:line-height="150%" fo:text-align="center" style:justify-single-word="false" fo:orphans="0" fo:widows="0">
        <style:tab-stops>
          <style:tab-stop style:position="16.002cm" style:type="right" style:leader-style="dotted" style:leader-text="."/>
        </style:tab-stops>
      </style:paragraph-properties>
      <style:text-properties fo:color="#000000" loext:opacity="100%" style:font-name="Times New Roman1" fo:font-size="12pt" fo:font-weight="bold" officeooo:rsid="0024d045" officeooo:paragraph-rsid="0028f18c" fo:background-color="transparent" style:font-size-asian="12pt" style:font-weight-asian="bold" style:font-size-complex="12pt" style:font-weight-complex="bold"/>
    </style:style>
    <style:style style:name="P21" style:family="paragraph" style:parent-style-name="Standard">
      <style:paragraph-properties fo:margin-top="0cm" fo:margin-bottom="0cm" style:contextual-spacing="false" fo:line-height="150%" fo:orphans="0" fo:widows="0">
        <style:tab-stops>
          <style:tab-stop style:position="16.002cm" style:type="right" style:leader-style="dotted" style:leader-text="."/>
        </style:tab-stops>
      </style:paragraph-properties>
      <style:text-properties officeooo:paragraph-rsid="0028f18c"/>
    </style:style>
    <style:style style:name="P22" style:family="paragraph" style:parent-style-name="Standard">
      <style:paragraph-properties fo:margin-top="0cm" fo:margin-bottom="0cm" style:contextual-spacing="false" fo:line-height="150%" fo:text-align="start" style:justify-single-word="false" fo:orphans="0" fo:widows="0">
        <style:tab-stops>
          <style:tab-stop style:position="16.002cm" style:type="right" style:leader-style="dotted" style:leader-text="."/>
        </style:tab-stops>
      </style:paragraph-properties>
      <style:text-properties style:font-name="Times New Roman" fo:font-size="12pt" fo:font-weight="bold" officeooo:paragraph-rsid="002aa89a" style:font-size-asian="12pt" style:font-weight-asian="bold" style:font-size-complex="12pt" style:font-weight-complex="bold"/>
    </style:style>
    <style:style style:name="P23"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fo:color="#000000" loext:opacity="100%" style:font-name="Times New Roman1" officeooo:paragraph-rsid="001729da"/>
    </style:style>
    <style:style style:name="P24"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fo:color="#000000" loext:opacity="100%" style:font-name="Times New Roman" fo:font-weight="normal" officeooo:paragraph-rsid="002c6442" style:font-weight-asian="normal" style:font-weight-complex="normal"/>
    </style:style>
    <style:style style:name="P25" style:family="paragraph" style:parent-style-name="Text_20_body">
      <style:paragraph-properties fo:margin-left="0cm" fo:margin-right="0cm" fo:margin-top="0cm" fo:margin-bottom="0cm" style:contextual-spacing="false" fo:line-height="150%" fo:text-align="start" style:justify-single-word="false" fo:orphans="2" fo:widows="2" fo:text-indent="0cm" style:auto-text-indent="false" fo:break-before="page" fo:padding="0cm" fo:border="none"/>
      <style:text-properties style:font-name="Times New Roman1" fo:font-size="12pt" fo:font-weight="bold" officeooo:rsid="0019188f" officeooo:paragraph-rsid="001729da" style:font-size-asian="12pt" style:font-weight-asian="bold" style:font-size-complex="12pt" style:font-weight-complex="bold"/>
    </style:style>
    <style:style style:name="P26" style:family="paragraph" style:parent-style-name="Text_20_body">
      <style:paragraph-properties fo:margin-left="0cm" fo:margin-right="0cm" fo:margin-top="0cm" fo:margin-bottom="0cm" style:contextual-spacing="false" fo:line-height="150%" fo:text-align="start" style:justify-single-word="false" fo:orphans="2" fo:widows="2" fo:text-indent="0cm" style:auto-text-indent="false" fo:padding="0cm" fo:border="none"/>
      <style:text-properties style:font-name="Times New Roman1" fo:font-size="12pt" fo:font-weight="bold" officeooo:rsid="0019188f" officeooo:paragraph-rsid="001729da" style:font-size-asian="12pt" style:font-weight-asian="bold" style:font-size-complex="12pt" style:font-weight-complex="bold"/>
    </style:style>
    <style:style style:name="P27" style:family="paragraph" style:parent-style-name="Text_20_body">
      <style:paragraph-properties fo:margin-left="0cm" fo:margin-right="0cm" fo:margin-top="0cm" fo:margin-bottom="0cm" style:contextual-spacing="false" fo:line-height="150%" fo:text-align="start" style:justify-single-word="false" fo:orphans="2" fo:widows="2" fo:text-indent="0cm" style:auto-text-indent="false" fo:padding="0cm" fo:border="none"/>
      <style:text-properties style:font-name="Times New Roman1" fo:font-size="12pt" fo:font-weight="bold" officeooo:rsid="002c6442" officeooo:paragraph-rsid="001729da" style:font-size-asian="12pt" style:font-weight-asian="bold" style:font-size-complex="12pt" style:font-weight-complex="bold"/>
    </style:style>
    <style:style style:name="P28"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style:font-name="Times New Roman1" officeooo:paragraph-rsid="002ed11a"/>
    </style:style>
    <style:style style:name="P29" style:family="paragraph" style:parent-style-name="Text_20_body">
      <style:paragraph-properties fo:line-height="150%" fo:text-align="center" style:justify-single-word="false"/>
      <style:text-properties style:font-name="Times New Roman1" fo:font-size="14pt" fo:font-weight="bold" officeooo:rsid="0017c1ab" officeooo:paragraph-rsid="0016933f" style:font-size-asian="14pt" style:font-weight-asian="bold" style:font-size-complex="14pt" style:font-weight-complex="bold"/>
    </style:style>
    <style:style style:name="P30" style:family="paragraph" style:parent-style-name="Text_20_body">
      <style:paragraph-properties fo:line-height="150%" fo:text-align="justify" style:justify-single-word="false"/>
      <style:text-properties style:font-name="Times New Roman1" fo:font-size="14pt" fo:font-weight="bold" officeooo:rsid="0017c1ab" style:font-size-asian="14pt" style:font-weight-asian="bold" style:font-size-complex="14pt" style:font-weight-complex="bold"/>
    </style:style>
    <style:style style:name="P31" style:family="paragraph" style:parent-style-name="Text_20_body">
      <style:paragraph-properties fo:line-height="150%" fo:text-align="start" style:justify-single-word="false"/>
      <style:text-properties style:font-name="Times New Roman1" fo:font-size="14pt" fo:font-weight="bold" officeooo:rsid="0017c1ab" officeooo:paragraph-rsid="0016933f" style:font-size-asian="14pt" style:font-weight-asian="bold" style:font-size-complex="14pt" style:font-weight-complex="bold"/>
    </style:style>
    <style:style style:name="P32"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officeooo:paragraph-rsid="002ed11a"/>
    </style:style>
    <style:style style:name="P33"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officeooo:paragraph-rsid="0030d1e4"/>
    </style:style>
    <style:style style:name="P34" style:family="paragraph" style:parent-style-name="Text_20_body">
      <style:paragraph-properties fo:line-height="150%" fo:padding="0.049cm" fo:border="0.06pt solid #d9d9e3"/>
    </style:style>
    <style:style style:name="P35" style:family="paragraph" style:parent-style-name="Text_20_body" style:list-style-name="L1">
      <style:paragraph-properties fo:line-height="150%" fo:padding="0.049cm" fo:border="0.06pt solid #d9d9e3"/>
    </style:style>
    <style:style style:name="P36" style:family="paragraph" style:parent-style-name="Text_20_body">
      <style:paragraph-properties fo:line-height="150%" fo:text-align="start" style:justify-single-word="false"/>
      <style:text-properties fo:font-variant="normal" fo:text-transform="none" fo:color="#000000" loext:opacity="100%" style:font-name="Times New Roman" fo:font-size="12pt" fo:letter-spacing="normal" fo:font-style="normal" fo:font-weight="normal" officeooo:paragraph-rsid="002c6442" style:font-size-asian="12pt" style:font-size-complex="12pt" loext:padding="0cm" loext:border="none"/>
    </style:style>
    <style:style style:name="P37" style:family="paragraph" style:parent-style-name="Text_20_body">
      <style:paragraph-properties fo:line-height="150%" fo:text-align="justify" style:justify-single-word="false"/>
      <style:text-properties fo:font-variant="normal" fo:text-transform="none" fo:color="#000000" loext:opacity="100%" style:font-name="Times New Roman" fo:font-size="12pt" fo:letter-spacing="normal" fo:font-style="normal" fo:font-weight="normal" officeooo:paragraph-rsid="002c6442" style:font-size-asian="12pt" style:font-size-complex="12pt" loext:padding="0cm" loext:border="none"/>
    </style:style>
    <style:style style:name="P38" style:family="paragraph" style:parent-style-name="Text_20_body">
      <style:paragraph-properties fo:margin-left="0cm" fo:margin-right="0cm" fo:margin-top="0cm" fo:margin-bottom="0cm" style:contextual-spacing="false" fo:line-height="150%" fo:text-align="start" style:justify-single-word="false" fo:orphans="2" fo:widows="2" fo:text-indent="0cm" style:auto-text-indent="false" fo:break-before="page" fo:padding="0cm" fo:border="none"/>
      <style:text-properties fo:font-variant="normal" fo:text-transform="none" fo:color="#000000" loext:opacity="100%" style:font-name="Times New Roman1" fo:font-size="12pt" fo:letter-spacing="normal" fo:font-style="normal" fo:font-weight="bold" officeooo:rsid="0017c1ab" officeooo:paragraph-rsid="001729da" style:font-size-asian="12pt" style:font-weight-asian="bold" style:font-size-complex="12pt" style:font-weight-complex="bold" loext:padding="0cm" loext:border="none"/>
    </style:style>
    <style:style style:name="P39" style:family="paragraph" style:parent-style-name="Text_20_body">
      <style:paragraph-properties fo:margin-left="0cm" fo:margin-right="0cm" fo:margin-top="0cm" fo:margin-bottom="0cm" style:contextual-spacing="false" fo:line-height="150%" fo:text-align="start" style:justify-single-word="false" fo:orphans="2" fo:widows="2" fo:text-indent="0cm" style:auto-text-indent="false" fo:padding="0cm" fo:border="none"/>
      <style:text-properties fo:font-variant="normal" fo:text-transform="none" fo:color="#000000" loext:opacity="100%" style:font-name="Times New Roman1" fo:font-size="12pt" fo:letter-spacing="normal" fo:font-style="normal" fo:font-weight="bold" officeooo:rsid="0017c1ab" officeooo:paragraph-rsid="001729da" style:font-size-asian="12pt" style:font-weight-asian="bold" style:font-size-complex="12pt" style:font-weight-complex="bold" loext:padding="0cm" loext:border="none"/>
    </style:style>
    <style:style style:name="P40" style:family="paragraph" style:parent-style-name="Text_20_body">
      <style:paragraph-properties fo:margin-left="0cm" fo:margin-right="0cm" fo:margin-top="0cm" fo:margin-bottom="0cm" style:contextual-spacing="false" fo:line-height="150%" fo:text-align="start" style:justify-single-word="false" fo:orphans="2" fo:widows="2" fo:text-indent="0cm" style:auto-text-indent="false" fo:break-before="page" fo:padding="0cm" fo:border="none"/>
      <style:text-properties fo:font-variant="normal" fo:text-transform="none" fo:color="#000000" loext:opacity="100%" style:font-name="Times New Roman1" fo:font-size="12pt" fo:letter-spacing="normal" fo:font-style="normal" fo:font-weight="bold" officeooo:rsid="0019188f" officeooo:paragraph-rsid="001729da" style:font-size-asian="12pt" style:font-weight-asian="bold" style:font-size-complex="12pt" style:font-weight-complex="bold" loext:padding="0cm" loext:border="none"/>
    </style:style>
    <style:style style:name="P41"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fo:font-variant="normal" fo:text-transform="none" fo:color="#000000" loext:opacity="100%" style:font-name="Times New Roman1" fo:font-size="12pt" fo:letter-spacing="normal" fo:font-style="normal" fo:font-weight="normal" officeooo:rsid="0017c1ab" officeooo:paragraph-rsid="001729da" style:font-size-asian="12pt" style:font-weight-asian="normal" style:font-size-complex="12pt" style:font-weight-complex="normal" loext:padding="0cm" loext:border="none"/>
    </style:style>
    <style:style style:name="P42" style:family="paragraph" style:parent-style-name="Text_20_body">
      <style:paragraph-properties fo:margin-left="0cm" fo:margin-right="0cm" fo:margin-top="0cm" fo:margin-bottom="0cm" style:contextual-spacing="false" fo:line-height="150%" fo:text-align="start" style:justify-single-word="false" fo:orphans="2" fo:widows="2" fo:text-indent="0cm" style:auto-text-indent="false" fo:padding="0cm" fo:border="none"/>
      <style:text-properties fo:font-variant="normal" fo:text-transform="none" fo:color="#000000" loext:opacity="100%" style:font-name="Times New Roman1" fo:font-size="14pt" fo:letter-spacing="normal" fo:font-style="normal" fo:font-weight="bold" officeooo:rsid="0019188f" officeooo:paragraph-rsid="001729da" style:font-size-asian="14pt" style:font-weight-asian="bold" style:font-size-complex="14pt" style:font-weight-complex="bold" loext:padding="0cm" loext:border="none"/>
    </style:style>
    <style:style style:name="P43" style:family="paragraph" style:parent-style-name="Text_20_body">
      <style:paragraph-properties fo:line-height="150%" fo:text-align="justify" style:justify-single-word="false" fo:padding="0.049cm" fo:border="0.06pt solid #d9d9e3"/>
      <style:text-properties style:font-name="Times New Roman"/>
    </style:style>
    <style:style style:name="P44" style:family="paragraph" style:parent-style-name="Text_20_body">
      <style:paragraph-properties fo:line-height="150%" fo:padding="0.049cm" fo:border="0.06pt solid #d9d9e3"/>
      <style:text-properties style:font-name="Times New Roman"/>
    </style:style>
    <style:style style:name="P45" style:family="paragraph" style:parent-style-name="Text_20_body">
      <style:paragraph-properties fo:line-height="150%" fo:text-align="justify" style:justify-single-word="false"/>
      <style:text-properties style:font-name="Times New Roman" fo:font-size="12pt" style:font-size-asian="12pt" style:font-size-complex="12pt"/>
    </style:style>
    <style:style style:name="P46"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style:font-name="Times New Roman" fo:font-size="12pt" officeooo:paragraph-rsid="001729da" style:font-size-asian="12pt" style:font-size-complex="12pt"/>
    </style:style>
    <style:style style:name="P47" style:family="paragraph" style:parent-style-name="Text_20_body">
      <style:paragraph-properties fo:line-height="150%" fo:padding="0.049cm" fo:border="0.06pt solid #d9d9e3"/>
      <style:text-properties style:font-name="Times New Roman" fo:font-size="12pt" style:font-size-asian="12pt" style:font-size-complex="12pt"/>
    </style:style>
    <style:style style:name="P48" style:family="paragraph" style:parent-style-name="Text_20_body">
      <style:paragraph-properties fo:line-height="150%" fo:text-align="start" style:justify-single-word="false"/>
      <style:text-properties style:font-name="Times New Roman" fo:font-size="12pt" fo:font-weight="bold" officeooo:rsid="0017c1ab" officeooo:paragraph-rsid="0016933f" style:font-size-asian="12pt" style:font-weight-asian="bold" style:font-size-complex="12pt" style:font-weight-complex="bold"/>
    </style:style>
    <style:style style:name="P49"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style:font-name="Times New Roman" fo:font-size="12pt" fo:font-weight="bold" officeooo:rsid="0017c1ab" officeooo:paragraph-rsid="001729da" style:font-size-asian="12pt" style:font-weight-asian="bold" style:font-size-complex="12pt" style:font-weight-complex="bold"/>
    </style:style>
    <style:style style:name="P50"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style:font-name="Times New Roman" fo:font-size="12pt" fo:font-weight="normal" officeooo:rsid="0017c1ab" officeooo:paragraph-rsid="001729da" style:font-size-asian="12pt" style:font-weight-asian="normal" style:font-size-complex="12pt" style:font-weight-complex="normal"/>
    </style:style>
    <style:style style:name="P51" style:family="paragraph" style:parent-style-name="Text_20_body">
      <style:paragraph-properties fo:line-height="150%" fo:text-align="justify" style:justify-single-word="false" fo:padding="0.049cm" fo:border="0.06pt solid #d9d9e3"/>
      <style:text-properties style:font-name="times new roman"/>
    </style:style>
    <style:style style:name="P52" style:family="paragraph">
      <loext:graphic-properties draw:fill="none" draw:fill-color="#ffffff"/>
      <style:paragraph-properties style:writing-mode="lr-tb"/>
      <style:text-properties fo:font-size="11pt" style:font-size-asian="11pt" style:font-size-complex="11pt"/>
    </style:style>
    <style:style style:name="T1" style:family="text">
      <style:text-properties fo:text-transform="uppercase" fo:font-size="14pt" style:font-size-asian="14pt" style:font-size-complex="14pt"/>
    </style:style>
    <style:style style:name="T2" style:family="text">
      <style:text-properties fo:text-transform="uppercase" fo:font-size="14pt" officeooo:rsid="0020a1bd" style:font-size-asian="14pt" style:font-size-complex="14pt"/>
    </style:style>
    <style:style style:name="T3" style:family="text">
      <style:text-properties fo:text-transform="uppercase" fo:font-size="14pt" officeooo:rsid="00260b40" style:font-size-asian="14pt" style:font-size-complex="14pt"/>
    </style:style>
    <style:style style:name="T4" style:family="text">
      <style:text-properties fo:text-transform="uppercase" style:font-name="Arial" style:font-name-complex="Arial2"/>
    </style:style>
    <style:style style:name="T5" style:family="text">
      <style:text-properties fo:font-variant="normal" fo:text-transform="none" fo:color="#000000" loext:opacity="100%" fo:font-size="12pt" fo:letter-spacing="normal" fo:font-style="normal" fo:font-weight="normal" officeooo:rsid="0017c1ab" style:font-size-asian="12pt" style:font-size-complex="12pt"/>
    </style:style>
    <style:style style:name="T6" style:family="text">
      <style:text-properties fo:font-variant="normal" fo:text-transform="none" fo:color="#000000" loext:opacity="100%" fo:font-size="12pt" fo:letter-spacing="normal" fo:font-style="normal" fo:font-weight="normal" officeooo:rsid="00303bb0" style:font-size-asian="12pt" style:font-weight-asian="bold" style:font-size-complex="12pt" style:font-weight-complex="bold"/>
    </style:style>
    <style:style style:name="T7" style:family="text">
      <style:text-properties fo:font-variant="normal" fo:text-transform="none" fo:color="#000000" loext:opacity="100%" fo:font-size="12pt" fo:letter-spacing="normal" fo:font-style="normal" officeooo:rsid="00303bb0" style:font-size-asian="12pt" style:font-size-complex="12pt" loext:padding="0.049cm" loext:border="0.06pt solid #d9d9e3"/>
    </style:style>
    <style:style style:name="T8" style:family="text">
      <style:text-properties fo:font-variant="normal" fo:text-transform="none" fo:color="#000000" loext:opacity="100%" fo:font-size="12pt" fo:letter-spacing="normal" fo:font-style="normal" fo:font-weight="bold" officeooo:rsid="00303bb0" style:font-size-asian="12pt" style:font-weight-asian="bold" style:font-size-complex="12pt" style:font-weight-complex="bold"/>
    </style:style>
    <style:style style:name="T9"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10" style:family="text">
      <style:text-properties fo:font-variant="normal" fo:text-transform="none" fo:color="#000000" loext:opacity="100%" style:font-name="Times New Roman" fo:font-size="12pt" fo:letter-spacing="normal" fo:font-style="normal" fo:font-weight="normal" officeooo:rsid="0017c1ab" style:font-size-asian="12pt" style:font-size-complex="12pt"/>
    </style:style>
    <style:style style:name="T11" style:family="text">
      <style:text-properties fo:font-variant="normal" fo:text-transform="none" fo:color="#000000" loext:opacity="100%" style:font-name="Times New Roman" fo:font-size="12pt" fo:letter-spacing="normal" fo:font-style="normal" fo:font-weight="normal" officeooo:rsid="0019188f" style:font-size-asian="12pt" style:font-size-complex="12pt"/>
    </style:style>
    <style:style style:name="T12" style:family="text">
      <style:text-properties fo:font-variant="normal" fo:text-transform="none" fo:color="#000000" loext:opacity="100%" style:font-name="Times New Roman" fo:font-size="12pt" fo:letter-spacing="normal" fo:font-style="normal" fo:font-weight="normal" officeooo:rsid="00303bb0" style:font-size-asian="12pt" style:font-size-complex="12pt"/>
    </style:style>
    <style:style style:name="T13" style:family="text">
      <style:text-properties fo:font-variant="normal" fo:text-transform="none" fo:color="#000000" loext:opacity="100%" style:font-name="Times New Roman" fo:font-size="12pt" fo:letter-spacing="normal" fo:font-style="normal" fo:font-weight="normal" officeooo:rsid="00303bb0" style:font-size-asian="12pt" style:font-weight-asian="bold" style:font-size-complex="12pt" style:font-weight-complex="bold"/>
    </style:style>
    <style:style style:name="T14" style:family="text">
      <style:text-properties fo:font-variant="normal" fo:text-transform="none" fo:color="#000000" loext:opacity="100%" style:font-name="Times New Roman" fo:font-size="12pt" fo:letter-spacing="normal" fo:font-style="normal" fo:font-weight="normal" officeooo:rsid="00303bb0" style:font-size-asian="12pt" style:font-weight-asian="normal" style:font-size-complex="12pt" style:font-weight-complex="normal"/>
    </style:style>
    <style:style style:name="T15" style:family="text">
      <style:text-properties fo:font-variant="normal" fo:text-transform="none" fo:color="#000000" loext:opacity="100%" style:font-name="Times New Roman" fo:font-size="12pt" fo:letter-spacing="normal" fo:font-style="normal" officeooo:rsid="00303bb0" style:font-size-asian="12pt" style:font-size-complex="12pt" loext:padding="0.049cm" loext:border="0.06pt solid #d9d9e3"/>
    </style:style>
    <style:style style:name="T16" style:family="text">
      <style:text-properties fo:font-variant="normal" fo:text-transform="none" fo:color="#000000" loext:opacity="100%" style:font-name="Times New Roman" fo:font-size="12pt" fo:letter-spacing="normal" fo:font-style="normal" fo:font-weight="bold" officeooo:rsid="00303bb0" style:font-size-asian="12pt" style:font-weight-asian="bold" style:font-size-complex="12pt" style:font-weight-complex="bold"/>
    </style:style>
    <style:style style:name="T17" style:family="text">
      <style:text-properties fo:font-variant="normal" fo:text-transform="none" fo:color="#000000" loext:opacity="100%" style:font-name="S hne" fo:font-size="12pt" fo:letter-spacing="normal" fo:font-style="normal" fo:font-weight="normal" officeooo:rsid="00303bb0" style:font-size-asian="12pt" style:font-weight-asian="bold" style:font-size-complex="12pt" style:font-weight-complex="bold"/>
    </style:style>
    <style:style style:name="T18" style:family="text">
      <style:text-properties fo:font-variant="normal" fo:text-transform="none" fo:font-size="12pt" fo:letter-spacing="normal" fo:font-style="normal" fo:font-weight="normal" officeooo:rsid="0017c1ab" style:font-size-asian="12pt" style:font-size-complex="12pt" loext:padding="0cm" loext:border="none"/>
    </style:style>
    <style:style style:name="T19" style:family="text">
      <style:text-properties fo:font-variant="normal" fo:text-transform="none" fo:color="#d1d5db" loext:opacity="100%" style:font-name="S hne" fo:font-size="12pt" fo:letter-spacing="normal" fo:font-style="normal" fo:font-weight="normal" officeooo:rsid="00303bb0" style:font-size-asian="12pt" style:font-weight-asian="bold" style:font-size-complex="12pt" style:font-weight-complex="bold"/>
    </style:style>
    <style:style style:name="T20" style:family="text">
      <style:text-properties fo:font-variant="normal" fo:text-transform="none" fo:color="#d1d5db" loext:opacity="100%" fo:letter-spacing="normal" fo:font-style="normal" fo:font-weight="normal"/>
    </style:style>
    <style:style style:name="T21" style:family="text">
      <style:text-properties fo:font-variant="normal" fo:text-transform="none" style:font-name="S hne" fo:font-size="12pt" fo:letter-spacing="normal" fo:font-style="normal" fo:font-weight="normal" officeooo:rsid="00303bb0" style:font-size-asian="12pt" style:font-weight-asian="bold" style:font-size-complex="12pt" style:font-weight-complex="bold"/>
    </style:style>
    <style:style style:name="T22" style:family="text">
      <style:text-properties fo:font-variant="normal" fo:text-transform="none" style:font-name="Times New Roman" fo:font-size="12pt" fo:letter-spacing="normal" fo:font-style="normal" fo:font-weight="bold" officeooo:rsid="00303bb0" style:font-size-asian="12pt" style:font-weight-asian="bold" style:font-size-complex="12pt" style:font-weight-complex="bold"/>
    </style:style>
    <style:style style:name="T23" style:family="text">
      <style:text-properties fo:font-size="14pt" style:font-size-asian="14pt" style:font-size-complex="14pt"/>
    </style:style>
    <style:style style:name="T24" style:family="text">
      <style:text-properties fo:font-size="14pt" officeooo:rsid="0020a1bd" style:font-size-asian="14pt" style:font-size-complex="14pt"/>
    </style:style>
    <style:style style:name="T25" style:family="text">
      <style:text-properties fo:font-weight="normal" style:font-weight-asian="normal" style:font-weight-complex="normal"/>
    </style:style>
    <style:style style:name="T26" style:family="text">
      <style:text-properties fo:font-weight="normal" officeooo:rsid="002ed11a" style:font-weight-asian="normal" style:font-weight-complex="normal"/>
    </style:style>
    <style:style style:name="T27" style:family="text">
      <style:text-properties style:font-name="Arial" fo:font-size="12pt" style:font-size-asian="12pt" style:font-name-complex="Arial2" style:font-size-complex="12pt"/>
    </style:style>
    <style:style style:name="T28" style:family="text">
      <style:text-properties style:font-name="Arial" fo:font-size="12pt" fo:font-weight="bold" style:font-size-asian="12pt" style:font-weight-asian="bold" style:font-name-complex="Arial2" style:font-size-complex="12pt" style:font-weight-complex="bold"/>
    </style:style>
    <style:style style:name="T29" style:family="text">
      <style:text-properties style:font-name="Arial" style:font-name-complex="Arial2"/>
    </style:style>
    <style:style style:name="T30" style:family="text">
      <style:text-properties fo:font-size="12pt" officeooo:rsid="002bf1c8" style:font-size-asian="12pt" style:font-size-complex="12pt" loext:padding="0.049cm" loext:border="0.06pt solid #d9d9e3"/>
    </style:style>
    <style:style style:name="T31" style:family="text">
      <style:text-properties fo:font-size="12pt" style:font-size-asian="12pt" style:font-size-complex="12pt" loext:padding="0.049cm" loext:border="0.06pt solid #d9d9e3"/>
    </style:style>
    <style:style style:name="T32" style:family="text">
      <style:text-properties fo:font-size="12pt" officeooo:rsid="002c6442" style:font-size-asian="12pt" style:font-size-complex="12pt"/>
    </style:style>
    <style:style style:name="T33" style:family="text">
      <style:text-properties style:font-name-complex="Arial2"/>
    </style:style>
    <style:style style:name="T34" style:family="text">
      <style:text-properties officeooo:rsid="002bf1c8" style:font-name-complex="Arial2"/>
    </style:style>
    <style:style style:name="T35" style:family="text">
      <style:text-properties loext:padding="0.049cm" loext:border="0.06pt solid #d9d9e3"/>
    </style:style>
    <style:style style:name="T36" style:family="text">
      <style:text-properties style:font-name="Times New Roman"/>
    </style:style>
    <style:style style:name="T37" style:family="text">
      <style:text-properties style:font-name="Times New Roman" fo:font-size="12pt" officeooo:rsid="0017c1ab" style:font-size-asian="12pt" style:font-size-complex="12pt"/>
    </style:style>
    <style:style style:name="T38" style:family="text">
      <style:text-properties style:font-name="Times New Roman" fo:font-size="12pt" officeooo:rsid="0019188f" style:font-size-asian="12pt" style:font-size-complex="12pt"/>
    </style:style>
    <style:style style:name="T39" style:family="text">
      <style:text-properties style:font-name="Times New Roman" loext:padding="0.049cm" loext:border="0.06pt solid #d9d9e3"/>
    </style:style>
    <style:style style:name="T40" style:family="text">
      <style:text-properties officeooo:rsid="002bf1c8"/>
    </style:style>
    <style:style style:name="T41" style:family="text">
      <style:text-properties officeooo:rsid="002c6442"/>
    </style:style>
    <style:style style:name="T42" style:family="text">
      <style:text-properties officeooo:rsid="002ed11a"/>
    </style:style>
    <style:style style:name="T43" style:family="text">
      <style:text-properties fo:text-transform="uppercase" fo:font-size="12pt" fo:font-weight="bold" style:font-size-asian="12pt" style:font-weight-asian="bold" style:font-size-complex="12pt" style:font-weight-complex="bold"/>
    </style:style>
    <style:style style:name="T44" style:family="text">
      <style:text-properties fo:text-transform="uppercase" fo:font-weight="bold" style:font-weight-asian="bold" style:font-weight-complex="bold"/>
    </style:style>
    <style:style style:name="T45" style:family="text">
      <style:text-properties fo:font-size="11pt" style:font-size-asian="11pt" style:font-size-complex="11pt"/>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draw:stroke="none" svg:stroke-color="#000000" draw:fill="none" draw:fill-color="#ffffff" fo:min-height="6.5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16">COLÉGIO ASTROS DOS SABER</text:p>
      <text:p text:style-name="P3"/>
      <text:p text:style-name="P4">TÉCNICA DE INFORMÁTIC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text:span text:style-name="T3">CRIAÇÃO</text:span><text:span text:style-name="T1"> de um sistema </text:span><text:span text:style-name="T2">MULTITENANCY </text:span><text:span text:style-name="T1">mobile para </text:span><text:span text:style-name="T2">GESTÃO</text:span><text:span text:style-name="T1"> </text:span><text:span text:style-name="T2">ACADÊMICA</text:span></text:p>
      <text:p text:style-name="P6"/>
      <text:p text:style-name="P6"/>
      <text:p text:style-name="P6"/>
      <text:p text:style-name="P5">Mário Isaías Da Silva Coxe</text:p>
      <text:p text:style-name="P2"/>
      <text:p text:style-name="P2"/>
      <text:p text:style-name="P2"/>
      <text:p text:style-name="P2"/>
      <text:p text:style-name="P2"/>
      <text:p text:style-name="P2"/>
      <text:p text:style-name="P2"/>
      <text:p text:style-name="P2"/>
      <text:p text:style-name="P2"/>
      <text:p text:style-name="P2"/>
      <text:p text:style-name="P10"/>
      <text:p text:style-name="P1"/>
      <text:p text:style-name="P1"/>
      <text:p text:style-name="P1"/>
      <text:p text:style-name="P1"/>
      <text:p text:style-name="P1"/>
      <text:p text:style-name="P17">Luanda, aos 2023</text:p>
      <text:p text:style-name="P11"/>
      <text:p text:style-name="P12"/>
      <text:p text:style-name="P12"/>
      <text:p text:style-name="P12"/>
      <text:p text:style-name="P12"/>
      <text:p text:style-name="P13">Mário Isaías Da Silva Coxe</text:p>
      <text:p text:style-name="P1"/>
      <text:p text:style-name="P1"/>
      <text:p text:style-name="P1"/>
      <text:p text:style-name="P1"/>
      <text:p text:style-name="P1"/>
      <text:p text:style-name="P1"/>
      <text:p text:style-name="P1"/>
      <text:p text:style-name="P1"/>
      <text:p text:style-name="P19"><text:span text:style-name="T23">Implementação de um sistema </text:span><text:span text:style-name="T24">MULTITENANCY </text:span><text:span text:style-name="T23">mobile para </text:span><text:span text:style-name="T24">GESTÃO</text:span><text:span text:style-name="T23"> </text:span><text:span text:style-name="T24">ACADÊMICA</text:span></text:p>
      <text:p text:style-name="P12"/>
      <text:p text:style-name="P12"/>
      <text:p text:style-name="P12"/>
      <text:p text:style-name="P12"/>
      <text:p text:style-name="P12"/>
      <text:p text:style-name="P12"/>
      <text:p text:style-name="P12"/>
      <text:p text:style-name="P12"><draw:frame text:anchor-type="paragraph" draw:z-index="0" draw:name="Moldura de texto 1" draw:style-name="gr1" draw:text-style-name="P52" svg:width="8.097cm" svg:height="6.51cm" svg:x="8.738cm" svg:y="0.284cm"><draw:text-box><text:p><text:span text:style-name="T45">Lorem Ipsum é simplesmente uma simulação de </text:span><text:span text:style-name="T45">texto da indústria tipográfica e de impressos, e </text:span><text:span text:style-name="T45">vem sendo utilizado desde o século XVI, </text:span><text:span text:style-name="T45">quando um impressor desconhecido pegou uma </text:span><text:span text:style-name="T45">bandeja de tipos e os embaralhou para fazer um </text:span><text:span text:style-name="T45">livro de modelos de tipos. Lorem Ipsum </text:span><text:span text:style-name="T45">sobreviveu não só a cinco séculos, como </text:span><text:span text:style-name="T45">também ao salto para a editoração eletrônica, </text:span><text:span text:style-name="T45">permanecendo essencialmente inalterado. Se </text:span><text:span text:style-name="T45">popularizou na década de 60, quando a Letraset.</text:span></text:p><text:p><text:span text:style-name="T45"/></text:p><text:p><text:span text:style-name="T45">Orientador: Pedro Kuamba</text:span></text:p></draw:text-box></draw:frame></text:p>
      <text:p text:style-name="P12"/>
      <text:p text:style-name="P12"/>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8">Luanda, aos 2023</text:p>
      <text:p text:style-name="P1"/>
      <text:p text:style-name="P21"><text:soft-page-break/><text:span text:style-name="T28"><office:annotation office:name="__Annotation__985_852015120" loext:resolved="false"><dc:creator>Biblioteca UNESP Itapeva</dc:creator><dc:date>2016-03-29T19:16:00</dc:date><meta:creator-initials>BIT</meta:creator-initials><text:p/><text:p><text:span text:style-name="T43">Após 2 espaçamentos de 1,5</text:span></text:p><text:p><text:span text:style-name="T44">FONTE: 12</text:span></text:p><text:p><text:span text:style-name="T44">Espaçamento: 1,5</text:span></text:p><text:p><text:span text:style-name="T44">Justificado</text:span></text:p></office:annotation></text:span><text:span text:style-name="T28">1</text:span><office:annotation-end office:name="__Annotation__985_852015120"/><text:span text:style-name="T28"> INTRODUÇÃO</text:span><text:span text:style-name="T27"><text:tab/>01</text:span></text:p>
      <text:p text:style-name="P21"><text:span text:style-name="T28">2 TÍTULO</text:span><text:span text:style-name="T27"><text:tab/>02</text:span></text:p>
      <text:p text:style-name="P21"><text:span text:style-name="T28">2.1 Título da seção secundária</text:span><text:span text:style-name="T27"><text:tab/>04</text:span></text:p>
      <text:p text:style-name="P21"><text:span text:style-name="T27">2.1.1 Título da seção terciária<text:tab/>05</text:span></text:p>
      <text:p text:style-name="P21"><text:span text:style-name="T28">3 CONCLUSÃO</text:span><text:span text:style-name="T27"><text:tab/>06</text:span></text:p>
      <text:p text:style-name="P21"><text:span text:style-name="T28">REFERÊNCIAS</text:span><text:span text:style-name="T27"><text:tab/>07</text:span></text:p>
      <text:p text:style-name="P21"><text:span text:style-name="T28">APÊNDICE A – TÍTULO</text:span><text:span text:style-name="T27"><text:tab/>08</text:span></text:p>
      <text:p text:style-name="P21"><text:span text:style-name="T28">APÊNDICE B – TÍTULO</text:span><text:span text:style-name="T27"><text:tab/>09</text:span></text:p>
      <text:p text:style-name="P20"><text:span text:style-name="T4">ANEXOS A - Título</text:span><text:span text:style-name="T29"><text:tab/>10</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9"/>
      <text:p text:style-name="P22"><text:soft-page-break/><text:span text:style-name="T34">1. </text:span><text:span text:style-name="T33">INTRODUÇÃO</text:span></text:p>
      <text:p text:style-name="P22"/>
      <text:p text:style-name="P45"><text:tab/>A tecnologia tem se revelado como uma força motriz inegável na transformação de diversos setores da sociedade, impulsionando mudanças profundas e impactantes em áreas que antes se mantinham tradicionais e resilientes à evolução digital. A educação, que desempenha um papel fundamental na formação das futuras gerações e no desenvolvimento da sociedade como um todo, não está imune a esse processo de transformação. Nesse contexto, apresentamos o trabalho intitulado “NotasExpress”.</text:p>
      <text:p text:style-name="P47"><text:tab/>Nos últimos anos, observamos uma revolução silenciosa nas salas de aula e nos corredores das instituições de ensino. Os avanços tecnológicos têm se mostrado aliados poderosos para aprimorar a qualidade do ensino, tornando-o mais acessível, eficiente e envolvente. No entanto, a gestão acadêmica e a comunicação entre os principais atores desse ecossistema educacional - professores, alunos e encarregados - muitas vezes permanecem ancoradas em processos burocráticos e comunicações fragmentadas.</text:p>
      <text:p text:style-name="P47"><text:tab/>A presente pesquisa surge da necessidade de superar esses desafios e de proporcionar uma transformação substancial na experiência educacional. O objetivo deste trabalho é apresentar um projeto inovador de um aplicativo educacional que visa centralizar a gestão acadêmica, aprimorar a comunicação entre os envolvidos e enriquecer a experiência de aprendizado.</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1"><text:soft-page-break/><text:span text:style-name="Strong_20_Emphasis"><text:span text:style-name="T30">2. </text:span></text:span><text:span text:style-name="Strong_20_Emphasis"><text:span text:style-name="T31">JUSTIFICATIVA</text:span></text:span></text:p>
      <text:p text:style-name="P51"><text:tab/><text:span text:style-name="T36">A gestão acadêmica é um pilar crucial da administração escolar, mas frequentemente se mostra morosa e pouco eficiente. A comunicação entre professores, alunos e encarregados é muitas vezes lacunar, dificultando a compreensão do desempenho dos alunos e a resolução de problemas acadêmicos. A demanda por uma solução que simplifique e otimize esses processos é evidente, e a inovação tecnológica oferece uma oportunidade única para atender a essa necessidade.</text:span></text:p>
      <text:p text:style-name="P43"><text:tab/>O aplicativo "NotasExpress" se justifica como uma resposta a esses desafios, visando tornar a gestão acadêmica mais eficaz, a comunicação mais fluida e a experiência de aprendizado mais rica e envolvente. Ao fazê-lo, busca-se contribuir para a melhoria da qualidade da educação e para a formação de cidadãos mais preparados para os desafios do século XXI.</text:p>
      <text:p text:style-name="Text_20_body"><text:lin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8"><text:soft-page-break/><text:span text:style-name="T40">3. </text:span>PROBLEMÁTICA</text:p>
      <text:p text:style-name="P36"><text:tab/></text:p>
      <text:p text:style-name="P37"><text:tab/>Este trabalho se propõe a responder à seguinte questão: Como criar um aplicativo educacional inovador que centralize a gestão acadêmica, melhore a comunicação entre professores, alunos e encarregados, e ofereça uma experiência de aprendizado mais enriquecedora?</text:p>
      <text:p text:style-name="P38"><text:span text:style-name="T40">4. </text:span>HIPÓTESES</text:p>
      <text:p text:style-name="P39"/>
      <text:p text:style-name="P41"><text:tab/>A nossa hipótese subjacente é a seguinte: A implementação de um aplicativo educacional baseado em tecnologia moderna, que integra recursos de gestão acadêmica, fomenta uma comunicação eficiente e oferece suporte ao aprendizado, tem o potencial de transformar profundamente o campo da educação. Através da centralização da gestão acadêmica e do fornecimento de funcionalidades como:</text:p>
      <text:p text:style-name="P41"/>
      <text:p text:style-name="P41">1. Gestão Acadêmica: Permitindo que professores registrem notas e acompanhem o progresso dos alunos, apresentando informações de maneira visual através de gráficos intuitivos para identificar tanto os melhores alunos quanto aqueles que precisam de apoio adicional.</text:p>
      <text:p text:style-name="P41"/>
      <text:p text:style-name="P41">2. Comunicação Eficiente: Possibilitando que as instituições enviem notificações instantâneas para alunos, professores e pais, promovendo uma comunicação direta e eficaz.</text:p>
      <text:p text:style-name="P41"/>
      <text:p text:style-name="P41">3. Recursos de Aprendizado: Oferecendo aos alunos acesso direto a notas, quizzes e material de leitura, enriquecendo significativamente a experiência de aprendizado.</text:p>
      <text:p text:style-name="P41"/>
      <text:p text:style-name="P41">4. Calendário Acadêmico: Integrando um calendário que permite que alunos e professores visualizem datas cruciais, como datas de provas, prazos para a entrega de trabalhos e eventos escolares.</text:p>
      <text:p text:style-name="P41"/>
      <text:p text:style-name="P41">5. Biblioteca Digital: Disponibilizando uma biblioteca online com acesso a materiais de estudo, livros digitais e recursos educacionais pertinentes a cada disciplina.</text:p>
      <text:p text:style-name="P41"/>
      <text:p text:style-name="P41">6. Chat de Grupo: Facilitando a criação de grupos de discussão para aulas específicas ou colaboração em projetos.</text:p>
      <text:p text:style-name="P41"/>
      <text:p text:style-name="P41"><text:tab/>Acreditamos que essa abordagem tecnológica tem o potencial de tornar a educação mais acessível, eficiente e envolvente, revolucionando a forma como os educadores gerenciam as informações acadêmicas e como os alunos interagem com o conteúdo educacional. Esta pesquisa busca confirmar ou refutar essa hipótese através da análise crítica e da aplicação prática do aplicativo educacional "NotasExpress".</text:p>
      <text:p text:style-name="P23"><text:span text:style-name="T18"><text:tab/></text:span></text:p>
      <text:p text:style-name="P25"><text:span text:style-name="T41">5. </text:span>JUSTIFICATIVA</text:p>
      <text:p text:style-name="P26"/>
      <text:p text:style-name="P24"><text:span text:style-name="T32"><text:tab/>A educação é um dos pilares fundamentais para o desenvolvimento de indivíduos e sociedades como um todo. Em um mundo cada vez mais interconectado e em constante evolução, a necessidade de inovação na educação nunca foi tão premente. A gestão acadêmica desempenha um papel essencial na garantia da qualidade do ensino, mas muitas vezes se depara com desafios burocráticos que podem comprometer a eficiência e a eficácia do sistema educacional.</text:span></text:p>
      <text:p text:style-name="P24"><text:span text:style-name="T32"/></text:p>
      <text:p text:style-name="P24"><text:tab/>Além disso, a comunicação entre os principais atores da educação - professores, alunos e encarregados - é uma peça central para o sucesso do processo de aprendizado, mas pode ser fragmentada, dificultando o entendimento do desempenho dos alunos e a identificação de áreas que necessitam de aprimoramento.</text:p>
      <text:p text:style-name="P24"/>
      <text:p text:style-name="P24"><text:tab/>A criação do aplicativo educacional "NotasExpress" se justifica pelo imperativo de superar esses desafios e promover uma transformação significativa na educação. Ao centralizar a gestão acadêmica e oferecer funcionalidades como a comunicação eficiente, acesso a recursos de aprendizado e um calendário acadêmico integrado, este aplicativo busca não apenas simplificar e otimizar processos educacionais, mas também enriquecer a experiência de aprendizado de alunos e professores, <text:span text:style-name="T41">sem contar que por ser multitenancy poderá possibilitar que várias instituições possam usar o sistema</text:span>.</text:p>
      <text:p text:style-name="P27"/>
      <text:p text:style-name="P7"><text:tab/></text:p>
      <text:p text:style-name="P40"><text:span text:style-name="T42">6. </text:span>OBJECTIVO</text:p>
      <text:p text:style-name="P42"/>
      <text:p text:style-name="P49"><text:span text:style-name="T42"><text:tab/></text:span><text:span text:style-name="T26">6.1 </text:span><text:span text:style-name="T25">OBJETIVO GERAL</text:span></text:p>
      <text:p text:style-name="P28"><text:span text:style-name="T37"><text:tab/><text:tab/></text:span><text:span text:style-name="Strong_20_Emphasis"><text:span text:style-name="T10">O objetivo geral deste TCC é desenvolver, implementar e avaliar o aplicativo educacional "NotasExpress" como uma solução inovadora para aprimorar a gestão acadêmica, promover uma comunicação eficaz entre professores, alunos e encarregados, e enriquecer a experiência de aprendizado no contexto educacional.</text:span></text:span></text:p>
      <text:p text:style-name="P46"><text:span text:style-name="T20"/></text:p>
      <text:p text:style-name="P50"><text:span text:style-name="T42"><text:tab/>6.2 </text:span>OBJETIVOS ESPECÍFICOS</text:p>
      <text:p text:style-name="P32"><text:span text:style-name="Strong_20_Emphasis"><text:span text:style-name="T11">1. Desenvolvimento do Aplicativo "NotasExpress":</text:span></text:span></text:p>
      <text:p text:style-name="P32"><text:span text:style-name="Strong_20_Emphasis"><text:span text:style-name="T11"><text:tab/></text:span></text:span><text:span text:style-name="Strong_20_Emphasis"><text:span text:style-name="T9">Projetar e desenvolver o aplicativo "NotasExpress" com funcionalidades específicas, incluindo gestão acadêmica, comunicação, recursos de aprendizado, calendário acadêmico, biblioteca digital e chat de grupo.</text:span></text:span></text:p>
      <text:p text:style-name="P32"><text:span text:style-name="Strong_20_Emphasis"><text:span text:style-name="T9"/></text:span></text:p>
      <text:p text:style-name="P32"><text:span text:style-name="Strong_20_Emphasis"><text:span text:style-name="T9">2. Implementação Técnica:</text:span></text:span></text:p>
      <text:p text:style-name="P32"><text:span text:style-name="Strong_20_Emphasis"><text:span text:style-name="T9"><text:tab/>Implementar a infraestrutura técnica do aplicativo utilizando tecnologias modernas, como React Native (Expo) para o aplicativo móvel e Laravel para a API, com a inclusão do Laravel Multitenancy para gerenciamento.</text:span></text:span></text:p>
      <text:p text:style-name="P32"><text:span text:style-name="Strong_20_Emphasis"><text:span text:style-name="T9"/></text:span></text:p>
      <text:p text:style-name="P32"><text:span text:style-name="Strong_20_Emphasis"><text:span text:style-name="T9">3. Testes Piloto:</text:span></text:span></text:p>
      <text:p text:style-name="P32"><text:span text:style-name="Strong_20_Emphasis"><text:span text:style-name="T9"><text:tab/>Conduzir testes piloto em instituições acadêmicas reais para avaliar a usabilidade e a eficácia do aplicativo, coletando feedback dos usuários.</text:span></text:span></text:p>
      <text:p text:style-name="P32"><text:span text:style-name="Strong_20_Emphasis"><text:span text:style-name="T9"/></text:span></text:p>
      <text:p text:style-name="P32"><text:span text:style-name="Strong_20_Emphasis"><text:span text:style-name="T9">4. Avaliação de Impacto:</text:span></text:span></text:p>
      <text:p text:style-name="P32"><text:span text:style-name="Strong_20_Emphasis"><text:span text:style-name="T9"><text:tab/>Coletar dados quantitativos e qualitativos para avaliar o impacto do aplicativo "NotasExpress" na gestão acadêmica, na qualidade da comunicação e na experiência de aprendizado dos envolvidos.</text:span></text:span></text:p>
      <text:p text:style-name="P32"><text:span text:style-name="Strong_20_Emphasis"><text:span text:style-name="T9"/></text:span></text:p>
      <text:p text:style-name="P32"><text:span text:style-name="Strong_20_Emphasis"><text:span text:style-name="T9">5. Comparação com Métodos Tradicionais:</text:span></text:span></text:p>
      <text:p text:style-name="P32"><text:span text:style-name="Strong_20_Emphasis"><text:span text:style-name="T9"><text:tab/>Comparar os resultados obtidos com o uso do aplicativo com os métodos tradicionais de gestão acadêmica e comunicação utilizados pelas instituições de ensino.</text:span></text:span></text:p>
      <text:p text:style-name="P32"><text:span text:style-name="Strong_20_Emphasis"><text:span text:style-name="T9"/></text:span></text:p>
      <text:p text:style-name="P32"><text:span text:style-name="Strong_20_Emphasis"><text:span text:style-name="T9"/></text:span></text:p>
      <text:p text:style-name="P32"><text:span text:style-name="Strong_20_Emphasis"><text:span text:style-name="T9"/></text:span></text:p>
      <text:p text:style-name="P32"><text:span text:style-name="Strong_20_Emphasis"><text:span text:style-name="T9"/></text:span></text:p>
      <text:p text:style-name="P32"><text:soft-page-break/><text:span text:style-name="Strong_20_Emphasis"><text:span text:style-name="T9">6. Recomendações para Melhorias:</text:span></text:span></text:p>
      <text:p text:style-name="P32"><text:span text:style-name="Strong_20_Emphasis"><text:span text:style-name="T9"><text:tab/>Com base nos resultados da pesquisa, fornecer recomendações específicas para aprimorar o aplicativo "NotasExpress" e otimizar sua utilidade nas instituições acadêmicas.</text:span></text:span></text:p>
      <text:p text:style-name="P32"><text:span text:style-name="Strong_20_Emphasis"><text:span text:style-name="T9"/></text:span></text:p>
      <text:p text:style-name="P32"><text:span text:style-name="Strong_20_Emphasis"><text:span text:style-name="T9">7. Contribuição Acadêmica:</text:span></text:span></text:p>
      <text:p text:style-name="P32"><text:span text:style-name="Strong_20_Emphasis"><text:span text:style-name="T9"><text:tab/>Contribuir para o avanço do conhecimento na área de tecnologia educacional, explorando os benefícios e desafios da implementação de aplicativos educacionais inovadores.</text:span></text:span></text:p>
      <text:p text:style-name="P32"><text:span text:style-name="Strong_20_Emphasis"><text:span text:style-name="T9"/></text:span></text:p>
      <text:p text:style-name="P32"><text:span text:style-name="Strong_20_Emphasis"><text:span text:style-name="T9">8. Contribuição Prática:</text:span></text:span></text:p>
      <text:p text:style-name="P32"><text:span text:style-name="Strong_20_Emphasis"><text:span text:style-name="T10"><text:tab/>Oferecer insights práticos para as instituições de ensino que buscam adotar soluções tecnológicas para aprimorar seus processos de gestão acadêmica e melhorar a experiência dos alunos.</text:span></text:span></text:p>
      <text:p text:style-name="P32"><text:span text:style-name="Strong_20_Emphasis"><text:span text:style-name="T10"/></text:span></text:p>
      <text:p text:style-name="P32"><text:span text:style-name="Strong_20_Emphasis"><text:span text:style-name="T10"/></text:span></text:p>
      <text:p text:style-name="P32"><text:span text:style-name="Strong_20_Emphasis"><text:span text:style-name="T10"/></text:span></text:p>
      <text:p text:style-name="P32"><text:span text:style-name="Strong_20_Emphasis"><text:span text:style-name="T10"/></text:span></text:p>
      <text:p text:style-name="P32"><text:span text:style-name="Strong_20_Emphasis"><text:span text:style-name="T10"/></text:span></text:p>
      <text:p text:style-name="P32"><text:span text:style-name="Strong_20_Emphasis"><text:span text:style-name="T10"/></text:span></text:p>
      <text:p text:style-name="P32"><text:span text:style-name="Strong_20_Emphasis"><text:span text:style-name="T10"/></text:span></text:p>
      <text:p text:style-name="P32"><text:span text:style-name="Strong_20_Emphasis"><text:span text:style-name="T10"/></text:span></text:p>
      <text:p text:style-name="P32"><text:span text:style-name="Strong_20_Emphasis"><text:span text:style-name="T10"/></text:span></text:p>
      <text:p text:style-name="P32"><text:span text:style-name="Strong_20_Emphasis"><text:span text:style-name="T10"/></text:span></text:p>
      <text:p text:style-name="P32"><text:span text:style-name="Strong_20_Emphasis"><text:span text:style-name="T10"/></text:span></text:p>
      <text:p text:style-name="P32"><text:span text:style-name="Strong_20_Emphasis"><text:span text:style-name="T10"/></text:span></text:p>
      <text:p text:style-name="P32"><text:span text:style-name="Strong_20_Emphasis"><text:span text:style-name="T10"/></text:span></text:p>
      <text:p text:style-name="P32"><text:span text:style-name="Strong_20_Emphasis"><text:span text:style-name="T10"/></text:span></text:p>
      <text:p text:style-name="P32"><text:span text:style-name="Strong_20_Emphasis"><text:span text:style-name="T10"/></text:span></text:p>
      <text:p text:style-name="P32"><text:span text:style-name="Strong_20_Emphasis"><text:span text:style-name="T10"/></text:span></text:p>
      <text:p text:style-name="P32"><text:span text:style-name="Strong_20_Emphasis"><text:span text:style-name="T10"/></text:span></text:p>
      <text:p text:style-name="P32"><text:span text:style-name="Strong_20_Emphasis"><text:span text:style-name="T10"/></text:span></text:p>
      <text:p text:style-name="P32"><text:span text:style-name="Strong_20_Emphasis"><text:span text:style-name="T10"/></text:span></text:p>
      <text:p text:style-name="P32"><text:span text:style-name="Strong_20_Emphasis"><text:span text:style-name="T10"/></text:span></text:p>
      <text:p text:style-name="P32"><text:span text:style-name="Strong_20_Emphasis"><text:span text:style-name="T10"/></text:span></text:p>
      <text:p text:style-name="P32"><text:span text:style-name="Strong_20_Emphasis"><text:span text:style-name="T10"/></text:span></text:p>
      <text:p text:style-name="P32"><text:span text:style-name="Strong_20_Emphasis"><text:span text:style-name="T10"/></text:span></text:p>
      <text:p text:style-name="P32"><text:soft-page-break/><text:span text:style-name="Strong_20_Emphasis"><text:span text:style-name="T16">7. METÓDOLOGIA DE PESQUISA</text:span></text:span></text:p>
      <text:p text:style-name="P32"><text:span text:style-name="Strong_20_Emphasis"><text:span text:style-name="T16"/></text:span></text:p>
      <text:p text:style-name="P33"><text:span text:style-name="Strong_20_Emphasis"><text:span text:style-name="T16"><text:tab/></text:span></text:span><text:span text:style-name="Strong_20_Emphasis"><text:span text:style-name="T13">A metodologia de pesquisa adotada neste trabalho é orientada pela necessidade de desenvolver, implementar e avaliar o aplicativo educacional "NotasExpress" como uma solução inovadora para melhorar a gestão acadêmica e a experiência de aprendizado. Para alcançar os objetivos estabelecidos, serão empregados os seguintes métodos e abordagens:</text:span></text:span></text:p>
      <text:p text:style-name="P33"><text:span text:style-name="Strong_20_Emphasis"><text:span text:style-name="T15">Tipo de Pesquisa</text:span></text:span></text:p>
      <text:p text:style-name="P44"><text:tab/>Este estudo se enquadra em uma pesquisa aplicada, pois busca desenvolver e implementar uma solução prática para um problema real - a gestão acadêmica e a comunicação no contexto educacional. Também incorpora elementos de pesquisa exploratória, uma vez que a implementação do aplicativo "NotasExpress" envolve a exploração de tecnologias e soluções inovadoras.</text:p>
      <text:p text:style-name="P34"><text:span text:style-name="Strong_20_Emphasis"><text:span text:style-name="T39">Coleta de Dados</text:span></text:span></text:p>
      <text:p text:style-name="P44"><text:tab/>A coleta de dados será realizada por meio de uma abordagem mista, combinando métodos quantitativos e qualitativos para uma análise abrangente. Os principais métodos de coleta de dados incluem:</text:p>
      <text:p text:style-name="P44"><text:span text:style-name="Strong_20_Emphasis"><text:span text:style-name="T35">Coleta de Dados</text:span></text:span></text:p>
      <text:p text:style-name="P44">A coleta de dados será realizada por meio de uma abordagem mista, que integra tanto métodos quantitativos quanto qualitativos, permitindo uma análise abrangente dos resultados. Os principais métodos de coleta de dados incluem:</text:p>
      <text:list xml:id="list1960725459" text:style-name="L1">
        <text:list-item>
          <text:p text:style-name="P35"><text:span text:style-name="Strong_20_Emphasis"><text:span text:style-name="T39">Testes Piloto</text:span></text:span><text:span text:style-name="T36">: A implementação do aplicativo "NotasExpress" será testada em instituições acadêmicas selecionadas. Os dados serão coletados por meio de feedback dos usuários, observação direta e registros de uso do aplicativo.</text:span></text:p>
        </text:list-item>
        <text:list-item>
          <text:p text:style-name="P35"><text:span text:style-name="Strong_20_Emphasis"><text:span text:style-name="T39">Questionários</text:span></text:span><text:span text:style-name="T36">: Serão aplicados questionários a professores, alunos e encarregados para avaliar sua satisfação com o aplicativo, percepção de sua utilidade e impacto na gestão acadêmica e na experiência de aprendizado.</text:span></text:p>
        </text:list-item>
        <text:list-item>
          <text:p text:style-name="P35"><text:span text:style-name="Strong_20_Emphasis"><text:span text:style-name="T39">Entrevistas Semiestruturadas</text:span></text:span><text:span text:style-name="T36">: Entrevistas individuais serão conduzidas com representantes das instituições acadêmicas para obter insights qualitativos sobre os desafios enfrentados na gestão acadêmica e na comunicação, bem como para identificar oportunidades de melhoria com o uso do aplicativo.</text:span></text:p>
        </text:list-item>
      </text:list>
      <text:p text:style-name="P34"><text:span text:style-name="Strong_20_Emphasis"><text:span text:style-name="T39">Análise de Dados</text:span></text:span></text:p>
      <text:p text:style-name="P44"><text:soft-page-break/>A análise quantitativa dos dados será realizada com o auxílio de técnicas estatísticas, incluindo análise de variância (ANOVA) e análise de regressão, para identificar relações entre variáveis e avaliar o impacto do aplicativo "NotasExpress" em métricas relevantes, como desempenho acadêmico e eficiência na comunicação.</text:p>
      <text:p text:style-name="P44">A análise qualitativa será conduzida por meio da codificação de dados de entrevistas e análise de conteúdo, visando identificar temas, padrões e insights que proporcionem uma compreensão mais profunda dos desafios e benefícios percebidos.</text:p>
      <text:p text:style-name="P34"><text:span text:style-name="Strong_20_Emphasis"><text:span text:style-name="T39">Comparação com Métodos Tradicionais</text:span></text:span><text:span text:style-name="T36"> (se aplicável)</text:span></text:p>
      <text:p text:style-name="P44">Caso seja relevante, os resultados obtidos com o uso do aplicativo "NotasExpress" serão comparados com os métodos tradicionais de gestão acadêmica e comunicação utilizados pelas instituições acadêmicas participantes. Isso permitirá uma análise crítica das diferenças e vantagens proporcionadas pela aplicação da tecnologia.</text:p>
      <text:p text:style-name="P34"><text:span text:style-name="Strong_20_Emphasis"><text:span text:style-name="T39">Aspectos Éticos</text:span></text:span></text:p>
      <text:p text:style-name="P44">Todas as etapas da pesquisa serão conduzidas de acordo com princípios éticos rigorosos. Serão obtidos consentimentos informados dos participantes, e a privacidade e confidencialidade dos dados serão estritamente respeitadas.</text:p>
      <text:p text:style-name="P34"><text:span text:style-name="Strong_20_Emphasis"><text:span text:style-name="T39">Limitações da Pesquisa</text:span></text:span></text:p>
      <text:p text:style-name="P44">Esta pesquisa pode enfrentar limitações, como restrições de tempo, recursos e disponibilidade de instituições acadêmicas dispostas a participar dos testes piloto. Além disso, a implementação do aplicativo pode depender da infraestrutura tecnológica existente em cada instituição.</text:p>
      <text:p text:style-name="P44"><text:span text:style-name="Strong_20_Emphasis"><text:span text:style-name="T35">Amostra</text:span></text:span></text:p>
      <text:p text:style-name="P34"><text:span text:style-name="Emphasis"><text:span text:style-name="T39">População-Alvo:</text:span></text:span></text:p>
      <text:p text:style-name="P44">A população-alvo desta pesquisa é composta por instituições acadêmicas, professores, alunos e encarregados envolvidos no sistema educacional. Para este estudo, instituições acadêmicas incluem escolas de ensino fundamental e médio, bem como instituições de ensino superior.</text:p>
      <text:p text:style-name="P34"><text:span text:style-name="Emphasis"><text:span text:style-name="T39">Critérios de Inclusão e Exclusão:</text:span></text:span></text:p>
      <text:p text:style-name="P44">Os critérios de inclusão para a seleção das instituições acadêmicas participantes incluem a disposição em participar dos testes piloto do aplicativo "NotasExpress". A pesquisa será conduzida em instituições localizadas na região metropolitana, visando garantir a viabilidade logística. Instituições que não atenderem a esses critérios de inclusão serão excluídas da amostra.</text:p>
      <text:p text:style-name="P34"><text:soft-page-break/><text:span text:style-name="Emphasis"><text:span text:style-name="T39">Tamanho da Amostra:</text:span></text:span></text:p>
      <text:p text:style-name="P44">O tamanho da amostra será determinado com base no cálculo amostral necessário para alcançar níveis aceitáveis de significância estatística e poder. Isso será feito utilizando fórmulas estatísticas apropriadas, levando em consideração a população-alvo e os métodos estatísticos planejados para análise.</text:p>
      <text:p text:style-name="P34"><text:span text:style-name="Emphasis"><text:span text:style-name="T39">Método de Amostragem:</text:span></text:span></text:p>
      <text:p text:style-name="P44">A amostra será selecionada usando um método de amostragem estratificada. As instituições acadêmicas serão estratificadas com base em seu nível de ensino (fundamental, médio e superior). Em seguida, uma amostra aleatória será selecionada de cada estrato, garantindo uma representação adequada de diferentes níveis educacionais.</text:p>
      <text:p text:style-name="P34"><text:span text:style-name="Emphasis"><text:span text:style-name="T39">Seleção dos Participantes:</text:span></text:span></text:p>
      <text:p text:style-name="P44">Os participantes da pesquisa serão contatados por meio das instituições acadêmicas selecionadas. As instituições que concordarem em participar dos testes piloto serão informadas sobre os objetivos da pesquisa, e o consentimento informado será obtido de todos os envolvidos, incluindo professores, alunos e encarregados.</text:p>
      <text:p text:style-name="P34"><text:span text:style-name="Emphasis"><text:span text:style-name="T39">Características da Amostra:</text:span></text:span></text:p>
      <text:p text:style-name="P44">Além de coletar informações sobre o uso do aplicativo "NotasExpress" e sua influência na gestão acadêmica e na experiência de aprendizado, características demográficas dos participantes, como idade, gênero e localização geográfica, também serão registradas para fins de análise e contextualização dos resultados.</text:p>
      <text:p text:style-name="P44"/>
      <text:p text:style-name="P32"><text:span text:style-name="Strong_20_Emphasis"><text:span text:style-name="T1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 Times New Roman" svg:font-family="'Times New Roman'" style:font-family-generic="roman"/>
    <style:font-face style:name=" Times New Roman," svg:font-family="'Times New Roman,'" style:font-family-generic="roman"/>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face style:name="Times New Roman1" svg:font-family="'Times New Roman'" style:font-family-generic="roman" style:font-pitch="variable"/>
    <style:font-face style:name="Times new Roman" svg:font-family="'Times new Roman'" style:font-family-generic="roman"/>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PT"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pt" fo:country="BR"/>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30T22:03:57.331000000</meta:creation-date>
    <meta:generator>LibreOffice/7.3.7.2$Linux_X86_64 LibreOffice_project/30$Build-2</meta:generator>
    <dc:date>2023-10-04T19:11:20.180171109</dc:date>
    <meta:editing-duration>PT1H42M15S</meta:editing-duration>
    <meta:editing-cycles>15</meta:editing-cycles>
    <meta:document-statistic meta:table-count="0" meta:image-count="0" meta:object-count="0" meta:page-count="13" meta:paragraph-count="96" meta:word-count="1905" meta:character-count="13631" meta:non-whitespace-character-count="11789"/>
  </office:meta>
</office:document-meta>
</file>